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b238" officeooo:paragraph-rsid="00065ad8"/>
    </style:style>
    <style:style style:name="T1" style:family="text">
      <style:text-properties officeooo:rsid="00065ad8"/>
    </style:style>
    <style:style style:name="T2" style:family="text">
      <style:text-properties officeooo:rsid="000841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“i</text:span>s”,“on”,“in”,“two”,“bus”,“little”, “three”,“after”,“bandage”,“daughter”,“eighteen”,“economy”,“godfather”,<text:span text:style-name="T1">“j</text:span>anuary”,“keyboard”,</text:p>
      <text:p text:style-name="P1">“language”,“machine”,“material”,“paragraph”,“qualification”,“unbearable”,<text:span text:style-name="T1">“w</text:span>e are looking at the moon”,<text:span text:style-name="T1">“m</text:span>oon”,“writing”,“sentences”,<text:span text:style-name="T1">“h</text:span>e is going to school now”,“<text:span text:style-name="T1">i</text:span> am writing all these sentences for you”,“<text:span text:style-name="T1">y</text:span>ou are listening to me with open ears”,<text:span text:style-name="T1">“h</text:span>e works every day” ,“<text:span text:style-name="T1">t</text:span>hey listen to music every evening”, “<text:span text:style-name="T1">s</text:span>he go shopping every <text:span text:style-name="T1">t</text:span>hursday”,“<text:span text:style-name="T1">h</text:span>e travels every summer”,“<text:span text:style-name="T1">h</text:span>e doesn't eat cereals every morning”, “<text:span text:style-name="T1">y</text:span>ou don't buy news paper today”,”<text:span text:style-name="T1">sunset</text:span>”, “<text:span text:style-name="T1">weightlifting</text:span>”,”<text:span text:style-name="T1">fairy</text:span>”, “<text:span text:style-name="T1">princess</text:span>”,”<text:span text:style-name="T1">another</text:span>”,”<text:span text:style-name="T1">skylark</text:span>”,”<text:span text:style-name="T1">greyhound</text:span>”, “<text:span text:style-name="T2">among</text:span>”, “<text:span text:style-name="T2">basic</text:span>”,”<text:span text:style-name="T2">training</text:span>”,”<text:span text:style-name="T2">broad</text:span>”,”<text:span text:style-name="T2">earth</text:span>”, “<text:span text:style-name="T2">magic</text:span>”,”<text:span text:style-name="T2">wire</text:span>”,”<text:span text:style-name="T2">unthinkable</text:span>”,”<text:span text:style-name="T2">happy</text:span>”,”<text:span text:style-name="T2">pleasure</text:span>”,”<text:span text:style-name="T2">garden</text:span>”,”<text:span text:style-name="T2">history</text:span>”,”<text:span text:style-name="T2">industry</text:span>”, “<text:span text:style-name="T2">famous</text:span>”,”<text:span text:style-name="T2">sad</text:span>”,”<text:span text:style-name="T2">tricky</text:span>”,”<text:span text:style-name="T2">necessary</text:span>”,”<text:span text:style-name="T2">uneven</text:span>”,”<text:span text:style-name="T2">melancholy</text:span>”,”<text:span text:style-name="T2">needle</text:span>”,”<text:span text:style-name="T2">capable</text:span>”,”<text:span text:style-name="T2">starry</text:span>”,”<text:span text:style-name="T2">shiny</text:span>”,”<text:span text:style-name="T2">bright</text:span>”,”<text:span text:style-name="T2">stars</text:span>”,”<text:span text:style-name="T2">science</text:span>”,”<text:span text:style-name="T2">scratch</text:span>”,”<text:span text:style-name="T2">latch</text:span>”,”<text:span text:style-name="T2">match</text:span>”,”<text:span text:style-name="T2">forgetful</text:span>”,”<text:span text:style-name="T2">unforgivable</text:span>”,”<text:span text:style-name="T2">photography</text:span>”,”<text:span text:style-name="T2">television</text:span>”,”<text:span text:style-name="T2">weapon</text:span>”,”<text:span text:style-name="T2">warehouse</text:span>”,”<text:span text:style-name="T2">wedding</text:span>”,”<text:span text:style-name="T2">whale</text:span>”,”<text:span text:style-name="T2">wheel</text:span>”,”<text:span text:style-name="T2">withdraw</text:span>”,”<text:span text:style-name="T2">zipper</text:span>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8:31:19.017807516</meta:creation-date>
    <dc:date>2016-12-19T21:59:08.816000000</dc:date>
    <meta:editing-duration>PT13M45S</meta:editing-duration>
    <meta:editing-cycles>2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2" meta:word-count="61" meta:character-count="1033" meta:non-whitespace-character-count="974"/>
  </office:meta>
</office:document-meta>
</file>